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Droid Serif" svg:font-family="'Droid Serif', Georgia, serif"/>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Times New Roman" fo:font-size="15pt" fo:language="en" fo:country="GB" style:text-underline-style="solid" style:text-underline-width="auto" style:text-underline-color="font-color" fo:font-weight="bold" officeooo:rsid="001d19e6" officeooo:paragraph-rsid="001d19e6" style:font-size-asian="13.1000003814697pt" style:language-asian="zxx" style:country-asian="none" style:font-weight-asian="bold" style:font-size-complex="15pt" style:language-complex="zxx" style:country-complex="none" style:font-weight-complex="bold"/>
    </style:style>
    <style:style style:name="P2" style:family="paragraph" style:parent-style-name="Standard">
      <style:paragraph-properties fo:text-align="start" style:justify-single-word="false"/>
      <style:text-properties fo:color="#000000" style:font-name="Times New Roman" fo:font-size="15pt" fo:language="en" fo:country="GB" style:text-underline-style="solid" style:text-underline-width="auto" style:text-underline-color="font-color" fo:font-weight="bold" officeooo:rsid="0014db07" officeooo:paragraph-rsid="0014db07" style:font-size-asian="13.1000003814697pt" style:language-asian="zxx" style:country-asian="none" style:font-weight-asian="bold" style:font-size-complex="15pt" style:language-complex="zxx" style:country-complex="none" style:font-weight-complex="bold"/>
    </style:style>
    <style:style style:name="P3" style:family="paragraph" style:parent-style-name="Standard">
      <style:paragraph-properties fo:text-align="start" style:justify-single-word="false"/>
      <style:text-properties fo:color="#000000" style:font-name="Times New Roman" fo:font-size="12pt" fo:language="en" fo:country="GB" style:text-underline-style="none" fo:font-weight="normal" officeooo:rsid="001d19e6" officeooo:paragraph-rsid="001d19e6" style:font-size-asian="10.5pt" style:language-asian="zxx" style:country-asian="none" style:font-weight-asian="normal" style:font-size-complex="12pt" style:language-complex="zxx" style:country-complex="none" style:font-weight-complex="normal"/>
    </style:style>
    <style:style style:name="P4" style:family="paragraph" style:parent-style-name="Standard">
      <style:paragraph-properties fo:text-align="start" style:justify-single-word="false"/>
      <style:text-properties fo:color="#000000" style:font-name="Times New Roman" fo:font-size="12pt" fo:language="en" fo:country="GB" style:text-underline-style="solid" style:text-underline-width="auto" style:text-underline-color="font-color" fo:font-weight="bold" officeooo:rsid="00303609" officeooo:paragraph-rsid="00303609" style:font-size-asian="10.5pt" style:language-asian="zxx" style:country-asian="none" style:font-weight-asian="bold" style:font-size-complex="12pt" style:language-complex="zxx" style:country-complex="none" style:font-weight-complex="bold"/>
    </style:style>
    <style:style style:name="P5"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5bb69" officeooo:paragraph-rsid="0015bb69" style:font-size-asian="11pt" style:language-asian="zxx" style:country-asian="none" style:font-weight-asian="normal" style:font-size-complex="11pt" style:language-complex="zxx" style:country-complex="none" style:font-weight-complex="normal"/>
    </style:style>
    <style:style style:name="P6"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5bb69" officeooo:paragraph-rsid="001a4bb6" style:font-size-asian="11pt" style:language-asian="zxx" style:country-asian="none" style:font-weight-asian="normal" style:font-size-complex="11pt" style:language-complex="zxx" style:country-complex="none" style:font-weight-complex="normal"/>
    </style:style>
    <style:style style:name="P7"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5bb69" officeooo:paragraph-rsid="001bd389" style:font-size-asian="11pt" style:language-asian="zxx" style:country-asian="none" style:font-weight-asian="normal" style:font-size-complex="11pt" style:language-complex="zxx" style:country-complex="none" style:font-weight-complex="normal"/>
    </style:style>
    <style:style style:name="P8"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d19e6" officeooo:paragraph-rsid="001d19e6" style:font-size-asian="11pt" style:language-asian="zxx" style:country-asian="none" style:font-weight-asian="normal" style:font-size-complex="11pt" style:language-complex="zxx" style:country-complex="none" style:font-weight-complex="normal"/>
    </style:style>
    <style:style style:name="P9"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a4bb6" officeooo:paragraph-rsid="001a4bb6" style:font-size-asian="11pt" style:language-asian="zxx" style:country-asian="none" style:font-weight-asian="normal" style:font-size-complex="11pt" style:language-complex="zxx" style:country-complex="none" style:font-weight-complex="normal"/>
    </style:style>
    <style:style style:name="P10"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bd389" officeooo:paragraph-rsid="001bd389" style:font-size-asian="11pt" style:language-asian="zxx" style:country-asian="none" style:font-weight-asian="normal" style:font-size-complex="11pt" style:language-complex="zxx" style:country-complex="none" style:font-weight-complex="normal"/>
    </style:style>
    <style:style style:name="P11"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da8fd" officeooo:paragraph-rsid="001da8fd" style:font-size-asian="11pt" style:language-asian="zxx" style:country-asian="none" style:font-weight-asian="normal" style:font-size-complex="11pt" style:language-complex="zxx" style:country-complex="none" style:font-weight-complex="normal"/>
    </style:style>
    <style:style style:name="P12"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da8fd" officeooo:paragraph-rsid="001fa09c" style:font-size-asian="11pt" style:language-asian="zxx" style:country-asian="none" style:font-weight-asian="normal" style:font-size-complex="11pt" style:language-complex="zxx" style:country-complex="none" style:font-weight-complex="normal"/>
    </style:style>
    <style:style style:name="P13"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da8fd" officeooo:paragraph-rsid="0020d1fa" style:font-size-asian="11pt" style:language-asian="zxx" style:country-asian="none" style:font-weight-asian="normal" style:font-size-complex="11pt" style:language-complex="zxx" style:country-complex="none" style:font-weight-complex="normal"/>
    </style:style>
    <style:style style:name="P14"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da8fd" officeooo:paragraph-rsid="0023df1a" style:font-size-asian="11pt" style:language-asian="zxx" style:country-asian="none" style:font-weight-asian="normal" style:font-size-complex="11pt" style:language-complex="zxx" style:country-complex="none" style:font-weight-complex="normal"/>
    </style:style>
    <style:style style:name="P15"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da8fd" officeooo:paragraph-rsid="0025bc0f" style:font-size-asian="11pt" style:language-asian="zxx" style:country-asian="none" style:font-weight-asian="normal" style:font-size-complex="11pt" style:language-complex="zxx" style:country-complex="none" style:font-weight-complex="normal"/>
    </style:style>
    <style:style style:name="P16"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da8fd" officeooo:paragraph-rsid="002663e9" style:font-size-asian="11pt" style:language-asian="zxx" style:country-asian="none" style:font-weight-asian="normal" style:font-size-complex="11pt" style:language-complex="zxx" style:country-complex="none" style:font-weight-complex="normal"/>
    </style:style>
    <style:style style:name="P17"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da8fd" officeooo:paragraph-rsid="002ab03b" style:font-size-asian="11pt" style:language-asian="zxx" style:country-asian="none" style:font-weight-asian="normal" style:font-size-complex="11pt" style:language-complex="zxx" style:country-complex="none" style:font-weight-complex="normal"/>
    </style:style>
    <style:style style:name="P18"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da8fd" officeooo:paragraph-rsid="002c3e75" style:font-size-asian="11pt" style:language-asian="zxx" style:country-asian="none" style:font-weight-asian="normal" style:font-size-complex="11pt" style:language-complex="zxx" style:country-complex="none" style:font-weight-complex="normal"/>
    </style:style>
    <style:style style:name="P19"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da8fd" officeooo:paragraph-rsid="002d2815" style:font-size-asian="11pt" style:language-asian="zxx" style:country-asian="none" style:font-weight-asian="normal" style:font-size-complex="11pt" style:language-complex="zxx" style:country-complex="none" style:font-weight-complex="normal"/>
    </style:style>
    <style:style style:name="P20"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da8fd" officeooo:paragraph-rsid="00322959" style:font-size-asian="11pt" style:language-asian="zxx" style:country-asian="none" style:font-weight-asian="normal" style:font-size-complex="11pt" style:language-complex="zxx" style:country-complex="none" style:font-weight-complex="normal"/>
    </style:style>
    <style:style style:name="P21"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da8fd" officeooo:paragraph-rsid="00324dc4" style:font-size-asian="11pt" style:language-asian="zxx" style:country-asian="none" style:font-weight-asian="normal" style:font-size-complex="11pt" style:language-complex="zxx" style:country-complex="none" style:font-weight-complex="normal"/>
    </style:style>
    <style:style style:name="P22"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da8fd" officeooo:paragraph-rsid="00347667" style:font-size-asian="11pt" style:language-asian="zxx" style:country-asian="none" style:font-weight-asian="normal" style:font-size-complex="11pt" style:language-complex="zxx" style:country-complex="none" style:font-weight-complex="normal"/>
    </style:style>
    <style:style style:name="P23"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da8fd" officeooo:paragraph-rsid="00366a7f" style:font-size-asian="11pt" style:language-asian="zxx" style:country-asian="none" style:font-weight-asian="normal" style:font-size-complex="11pt" style:language-complex="zxx" style:country-complex="none" style:font-weight-complex="normal"/>
    </style:style>
    <style:style style:name="P24"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da8fd" officeooo:paragraph-rsid="00377f0a" style:font-size-asian="11pt" style:language-asian="zxx" style:country-asian="none" style:font-weight-asian="normal" style:font-size-complex="11pt" style:language-complex="zxx" style:country-complex="none" style:font-weight-complex="normal"/>
    </style:style>
    <style:style style:name="P25"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da8fd" officeooo:paragraph-rsid="00388d3d" style:font-size-asian="11pt" style:language-asian="zxx" style:country-asian="none" style:font-weight-asian="normal" style:font-size-complex="11pt" style:language-complex="zxx" style:country-complex="none" style:font-weight-complex="normal"/>
    </style:style>
    <style:style style:name="P26"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da8fd" officeooo:paragraph-rsid="0038d93d" style:font-size-asian="11pt" style:language-asian="zxx" style:country-asian="none" style:font-weight-asian="normal" style:font-size-complex="11pt" style:language-complex="zxx" style:country-complex="none" style:font-weight-complex="normal"/>
    </style:style>
    <style:style style:name="P27"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da8fd" officeooo:paragraph-rsid="0039c65d" style:font-size-asian="11pt" style:language-asian="zxx" style:country-asian="none" style:font-weight-asian="normal" style:font-size-complex="11pt" style:language-complex="zxx" style:country-complex="none" style:font-weight-complex="normal"/>
    </style:style>
    <style:style style:name="P28"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23ecb" officeooo:paragraph-rsid="00223ecb" style:font-size-asian="11pt" style:language-asian="zxx" style:country-asian="none" style:font-weight-asian="normal" style:font-size-complex="11pt" style:language-complex="zxx" style:country-complex="none" style:font-weight-complex="normal"/>
    </style:style>
    <style:style style:name="P29"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663e9" officeooo:paragraph-rsid="002663e9" style:font-size-asian="11pt" style:language-asian="zxx" style:country-asian="none" style:font-weight-asian="normal" style:font-size-complex="11pt" style:language-complex="zxx" style:country-complex="none" style:font-weight-complex="normal"/>
    </style:style>
    <style:style style:name="P30"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ab25d" officeooo:paragraph-rsid="002ab25d" style:font-size-asian="11pt" style:language-asian="zxx" style:country-asian="none" style:font-weight-asian="normal" style:font-size-complex="11pt" style:language-complex="zxx" style:country-complex="none" style:font-weight-complex="normal"/>
    </style:style>
    <style:style style:name="P31"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d2815" officeooo:paragraph-rsid="002d2815" style:font-size-asian="11pt" style:language-asian="zxx" style:country-asian="none" style:font-weight-asian="normal" style:font-size-complex="11pt" style:language-complex="zxx" style:country-complex="none" style:font-weight-complex="normal"/>
    </style:style>
    <style:style style:name="P32"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e70cd" officeooo:paragraph-rsid="002e70cd" style:font-size-asian="11pt" style:language-asian="zxx" style:country-asian="none" style:font-weight-asian="normal" style:font-size-complex="11pt" style:language-complex="zxx" style:country-complex="none" style:font-weight-complex="normal"/>
    </style:style>
    <style:style style:name="P33"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324dc4" officeooo:paragraph-rsid="00324dc4" style:font-size-asian="11pt" style:language-asian="zxx" style:country-asian="none" style:font-weight-asian="normal" style:font-size-complex="11pt" style:language-complex="zxx" style:country-complex="none" style:font-weight-complex="normal"/>
    </style:style>
    <style:style style:name="P34"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32c7ed" officeooo:paragraph-rsid="0032c7ed" style:font-size-asian="11pt" style:language-asian="zxx" style:country-asian="none" style:font-weight-asian="normal" style:font-size-complex="11pt" style:language-complex="zxx" style:country-complex="none" style:font-weight-complex="normal"/>
    </style:style>
    <style:style style:name="P35"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366a7f" officeooo:paragraph-rsid="00366a7f" style:font-size-asian="11pt" style:language-asian="zxx" style:country-asian="none" style:font-weight-asian="normal" style:font-size-complex="11pt" style:language-complex="zxx" style:country-complex="none" style:font-weight-complex="normal"/>
    </style:style>
    <style:style style:name="P36"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d19e6" officeooo:paragraph-rsid="001d19e6" style:font-size-asian="9.60000038146973pt" style:language-asian="zxx" style:country-asian="none" style:font-weight-asian="normal" style:font-size-complex="11pt" style:language-complex="zxx" style:country-complex="none" style:font-weight-complex="normal"/>
    </style:style>
    <style:style style:name="P37"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ab03b" officeooo:paragraph-rsid="002ab03b" style:font-size-asian="9.60000038146973pt" style:language-asian="zxx" style:country-asian="none" style:font-weight-asian="normal" style:font-size-complex="11pt" style:language-complex="zxx" style:country-complex="none" style:font-weight-complex="normal"/>
    </style:style>
    <style:style style:name="P38" style:family="paragraph" style:parent-style-name="Standard">
      <style:paragraph-properties fo:text-align="start" style:justify-single-word="false"/>
      <style:text-properties fo:color="#000000" style:font-name="Times New Roman" fo:font-size="11pt" fo:language="en" fo:country="GB" style:text-underline-style="solid" style:text-underline-width="auto" style:text-underline-color="font-color" fo:font-weight="normal" officeooo:rsid="001da8fd" officeooo:paragraph-rsid="001da8fd" style:font-size-asian="11pt" style:language-asian="zxx" style:country-asian="none" style:font-weight-asian="normal" style:font-size-complex="11pt" style:language-complex="zxx" style:country-complex="none" style:font-weight-complex="normal"/>
    </style:style>
    <style:style style:name="P39" style:family="paragraph" style:parent-style-name="Standard">
      <style:paragraph-properties fo:text-align="start" style:justify-single-word="false"/>
      <style:text-properties fo:color="#000000" style:font-name="Times New Roman" fo:font-size="11pt" fo:language="en" fo:country="GB" style:text-underline-style="solid" style:text-underline-width="auto" style:text-underline-color="font-color" fo:font-weight="normal" officeooo:rsid="0025bc0f" officeooo:paragraph-rsid="0025bc0f" style:font-size-asian="11pt" style:language-asian="zxx" style:country-asian="none" style:font-weight-asian="normal" style:font-size-complex="11pt" style:language-complex="zxx" style:country-complex="none" style:font-weight-complex="normal"/>
    </style:style>
    <style:style style:name="P40" style:family="paragraph" style:parent-style-name="Standard">
      <style:paragraph-properties fo:text-align="start" style:justify-single-word="false"/>
      <style:text-properties fo:color="#000000" style:font-name="Times New Roman" fo:font-size="11pt" fo:language="en" fo:country="GB" style:text-underline-style="solid" style:text-underline-width="auto" style:text-underline-color="font-color" fo:font-weight="normal" officeooo:rsid="002e70cd" officeooo:paragraph-rsid="002e70cd" style:font-size-asian="11pt" style:language-asian="zxx" style:country-asian="none" style:font-weight-asian="normal" style:font-size-complex="11pt" style:language-complex="zxx" style:country-complex="none" style:font-weight-complex="normal"/>
    </style:style>
    <style:style style:name="T1" style:family="text">
      <style:text-properties officeooo:rsid="001efccc"/>
    </style:style>
    <style:style style:name="T2" style:family="text">
      <style:text-properties officeooo:rsid="0015bb69"/>
    </style:style>
    <style:style style:name="T3" style:family="text">
      <style:text-properties officeooo:rsid="0017213a"/>
    </style:style>
    <style:style style:name="T4" style:family="text">
      <style:text-properties officeooo:rsid="0018dfc5"/>
    </style:style>
    <style:style style:name="T5" style:family="text">
      <style:text-properties officeooo:rsid="001bd389"/>
    </style:style>
    <style:style style:name="T6" style:family="text">
      <style:text-properties style:text-underline-style="none"/>
    </style:style>
    <style:style style:name="T7" style:family="text">
      <style:text-properties officeooo:rsid="001fa09c"/>
    </style:style>
    <style:style style:name="T8" style:family="text">
      <style:text-properties style:text-underline-style="solid" style:text-underline-width="auto" style:text-underline-color="font-color" officeooo:rsid="0015bb69"/>
    </style:style>
    <style:style style:name="T9" style:family="text">
      <style:text-properties officeooo:rsid="0023df1a"/>
    </style:style>
    <style:style style:name="T10" style:family="text">
      <style:text-properties style:text-position="super 58%" officeooo:rsid="0015bb69"/>
    </style:style>
    <style:style style:name="T11" style:family="text">
      <style:text-properties officeooo:rsid="002c3e75"/>
    </style:style>
    <style:style style:name="T12" style:family="text">
      <style:text-properties officeooo:rsid="00322959"/>
    </style:style>
    <style:style style:name="T13" style:family="text">
      <style:text-properties officeooo:rsid="003476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rray Lists:</text:p>
      <text:p text:style-name="P3"/>
      <text:p text:style-name="P5">– ArrayList is a class in Java which extends the AbstractList class and implements the List interface.</text:p>
      <text:p text:style-name="P5"/>
      <text:p text:style-name="P5">– <text:span text:style-name="T3">It is a dynamic array, and can vary its length as the program is running.</text:span></text:p>
      <text:p text:style-name="P5"/>
      <text:p text:style-name="P6">– <text:span text:style-name="T4">You cannot directly instantiate an ArrayList of the primitive data types like int, char, and boolean in Java. Primitive data types are data types, not objects. As such, Java has inbuilt wrapper classes which just wrap these primitive data types in a class:</text:span></text:p>
      <text:p text:style-name="P6"/>
      <text:p text:style-name="P9">Primitive Data Type<text:tab/>Wrapper Class</text:p>
      <text:p text:style-name="P9">boolean<text:tab/> <text:s text:c="25"/>Boolean</text:p>
      <text:p text:style-name="P9">byte<text:tab/> <text:s text:c="25"/>Byte</text:p>
      <text:p text:style-name="P9">char<text:tab/> <text:s text:c="25"/>Character</text:p>
      <text:p text:style-name="P9">double<text:tab/> <text:s text:c="25"/>Double</text:p>
      <text:p text:style-name="P9">float<text:tab/> <text:s text:c="24"/>Float</text:p>
      <text:p text:style-name="P9">int<text:tab/> <text:s text:c="24"/>Integer</text:p>
      <text:p text:style-name="P9">long<text:tab/> <text:s text:c="24"/>Long</text:p>
      <text:p text:style-name="P9">short<text:tab/> <text:s text:c="24"/>Short</text:p>
      <text:p text:style-name="P8"/>
      <text:p text:style-name="P7">– <text:span text:style-name="T5">These wrapper classes are then passed to the ArrayList class. The syntax for array lists is:</text:span></text:p>
      <text:p text:style-name="P7"/>
      <text:p text:style-name="P10">ArrayList&lt;Type&gt; name;</text:p>
      <text:p text:style-name="P10"/>
      <text:p text:style-name="P38">Empty Arraylist:</text:p>
      <text:p text:style-name="P38"/>
      <text:p text:style-name="P11">ArrayList&lt;Integer&gt; myarrList =new ArrayList&lt;&gt;();</text:p>
      <text:p text:style-name="P11"/>
      <text:p text:style-name="P12">1) &lt;Integer&gt; is the &lt;Type&gt;. This is the wrapper class that defines the datatype.</text:p>
      <text:p text:style-name="P12"/>
      <text:p text:style-name="P13"><text:span text:style-name="T7">2) myarrList is the name.</text:span></text:p>
      <text:p text:style-name="P13"/>
      <text:p text:style-name="P13"><text:span text:style-name="T2">– This arraylist is empty, and so has a </text:span><text:span text:style-name="T8">default capacity of 10</text:span><text:span text:style-name="T2">.</text:span> <text:span text:style-name="T9">It stores the data type int. It will grow dynamically during the runtime depending on how many memory locations are needed to store objects.</text:span></text:p>
      <text:p text:style-name="P11"/>
      <text:p text:style-name="P38">Defined Capacity Arraylist:</text:p>
      <text:p text:style-name="P8"/>
      <text:p text:style-name="P28">ArrayList&lt;Character&gt; chArrList = new ArrayList&lt;Character&gt;(20);</text:p>
      <text:p text:style-name="P28"/>
      <text:p text:style-name="P28">1) &lt;Character&gt; is the &lt;Type&gt;.</text:p>
      <text:p text:style-name="P28"/>
      <text:p text:style-name="P28">2) chArrList is the name.</text:p>
      <text:p text:style-name="P28"/>
      <text:p text:style-name="P28">3) (20) is the number of elements the array can initially store.</text:p>
      <text:p text:style-name="P28"/>
      <text:p text:style-name="P14"><text:span text:style-name="T2">– This arraylist has an initial capacity of 20 elements, and stores the data type char.</text:span></text:p>
      <text:p text:style-name="P14"/>
      <text:p text:style-name="P39">Inbuilt Methods:</text:p>
      <text:p text:style-name="P39"><text:span text:style-name="T6"/></text:p>
      <text:p text:style-name="P15"><text:span text:style-name="T2">– Arraylists have a number of inbuilt methods that can be used to manage the length of the array and the elements it holds.</text:span></text:p>
      <text:p text:style-name="P15"/>
      <text:p text:style-name="P30">String[] nameArray = {</text:p>
      <text:p text:style-name="P30"><text:s text:c="12"/>"Mike",</text:p>
      <text:p text:style-name="P30"><text:s text:c="12"/>"Saul",</text:p>
      <text:p text:style-name="P30"><text:s text:c="12"/>"Lalo",</text:p>
      <text:p text:style-name="P30"><text:s text:c="12"/>"Howie",</text:p>
      <text:p text:style-name="P30"><text:soft-page-break/><text:s text:c="12"/>"Huell",</text:p>
      <text:p text:style-name="P30"><text:s text:c="12"/>"Nacho",</text:p>
      <text:p text:style-name="P30"><text:s text:c="12"/>"Tuco",</text:p>
      <text:p text:style-name="P30"><text:s text:c="12"/>"Gus",</text:p>
      <text:p text:style-name="P30"><text:s text:c="12"/>"Jack"</text:p>
      <text:p text:style-name="P30"><text:s text:c="8"/>};</text:p>
      <text:p text:style-name="P15"/>
      <text:p text:style-name="P29">1) add(object) / add(index,object)</text:p>
      <text:p text:style-name="P29"/>
      <text:p text:style-name="P16"><text:span text:style-name="T2">– Adds an element to an array, at a specified point in the array. E.g. add(2,“Walt”) would add the string “Walt” at the 3</text:span><text:span text:style-name="T10">rd</text:span><text:span text:style-name="T2"> point in an array. All elements after this point would be pushed back one. add(“Walt”) would add the string “Walt” at the end of the array.</text:span></text:p>
      <text:p text:style-name="P8"/>
      <text:p text:style-name="P37">2) get(index)</text:p>
      <text:p text:style-name="P37"/>
      <text:p text:style-name="P17"><text:span text:style-name="T2">– Gets the element stored at that position in the array. E.g. get(3) would fetch “Howie”.</text:span></text:p>
      <text:p text:style-name="P17"/>
      <text:p text:style-name="P30">3) <text:span text:style-name="T11">set(index, object)</text:span></text:p>
      <text:p text:style-name="P30"/>
      <text:p text:style-name="P18"><text:span text:style-name="T2">– Replaces the object at the specified index in the ArrayList with the object passed as parameter. E.g. set(4, “Hank”) would replace “Huell” with “Hank”.</text:span></text:p>
      <text:p text:style-name="P18"/>
      <text:p text:style-name="P31">4) size()</text:p>
      <text:p text:style-name="P31"/>
      <text:p text:style-name="P19"><text:span text:style-name="T2">– Returns the length of an array. E.g. size() would return 9.</text:span></text:p>
      <text:p text:style-name="P19"/>
      <text:p text:style-name="P32">5) <text:span text:style-name="T12">contains(object)</text:span></text:p>
      <text:p text:style-name="P32"/>
      <text:p text:style-name="P20"><text:span text:style-name="T2">– Returns true or false if the array contains that element. E.g. contains(“Gus”) would return true. contains(“Badger”) would return false.</text:span></text:p>
      <text:p text:style-name="P20"/>
      <text:p text:style-name="P33">6) remove(object)</text:p>
      <text:p text:style-name="P33"/>
      <text:p text:style-name="P21"><text:span text:style-name="T2">– Removes the specified object and then returns true or false depending on if the operation was successful. E.g. remove(“Mike”) would remove “Mike” and return true. remove(“Jesse”) would be unable to remove a string that doesn't exist, and so would return false.</text:span></text:p>
      <text:p text:style-name="P21"/>
      <text:p text:style-name="P34">7) <text:span text:style-name="T13">indexOf(object)</text:span></text:p>
      <text:p text:style-name="P34"/>
      <text:p text:style-name="P22"><text:span text:style-name="T2">– Returns the first occurrence of an object, or -1 if the object isn't in the array. E.g. indexOf(“Saul”) would return 1. indexOf(“Jesse”) would return -1, as the array doesn't contain that string.</text:span></text:p>
      <text:p text:style-name="P36"/>
      <text:p text:style-name="P1"><text:span text:style-name="T1">Code Examples:</text:span></text:p>
      <text:p text:style-name="P3"/>
      <text:p text:style-name="P4">String Array Code:</text:p>
      <text:p text:style-name="P32"/>
      <text:p text:style-name="P32">class ArrList {</text:p>
      <text:p text:style-name="P32"><text:s text:c="4"/>public static void main(String args[]) {</text:p>
      <text:p text:style-name="P32"><text:s text:c="8"/>ArrayList &lt; String &gt; emails = new ArrayList &lt; String &gt; (); //Instantiation</text:p>
      <text:p text:style-name="P32"><text:s text:c="8"/>emails.add("user1@abc.com"); //adds at index 0</text:p>
      <text:p text:style-name="P32"><text:s text:c="8"/>emails.add("user3@abc.com"); //adds at index 1</text:p>
      <text:p text:style-name="P32"/>
      <text:p text:style-name="P32"><text:s text:c="8"/>System.out.println("The two added elements are:");</text:p>
      <text:p text:style-name="P32"><text:s text:c="8"/>System.out.println("1. " + emails.get(0));</text:p>
      <text:p text:style-name="P32"><text:s text:c="8"/>System.out.println("2. " + emails.get(1));</text:p>
      <text:p text:style-name="P32"><text:s text:c="8"/>System.out.println("The current size of the ArrayList is: " + emails.size() + "\n");</text:p>
      <text:p text:style-name="P32"/>
      <text:p text:style-name="P32"><text:soft-page-break/><text:s text:c="8"/>emails.add(1, "user2@abc.com"); //adds at index 1 pushes the index 1</text:p>
      <text:p text:style-name="P32"><text:s text:c="8"/>//element to index 2</text:p>
      <text:p text:style-name="P32"><text:s text:c="8"/>System.out.println("After adding an element to index 1:");</text:p>
      <text:p text:style-name="P32"><text:s text:c="8"/>System.out.println("1. " + emails.get(0));</text:p>
      <text:p text:style-name="P32"><text:s text:c="8"/>System.out.println("2. " + emails.get(1));</text:p>
      <text:p text:style-name="P32"><text:s text:c="8"/>System.out.println("3. " + emails.get(2));</text:p>
      <text:p text:style-name="P32"><text:s text:c="8"/>System.out.println("The current size of the ArrayList is: " + emails.size());</text:p>
      <text:p text:style-name="P32"><text:s text:c="4"/>}</text:p>
      <text:p text:style-name="P32">}</text:p>
      <text:p text:style-name="P32"/>
      <text:p text:style-name="P40">Output:</text:p>
      <text:p text:style-name="P40"/>
      <text:p text:style-name="P35">The two added elements are:</text:p>
      <text:p text:style-name="P35">1. user1@abc.com</text:p>
      <text:p text:style-name="P35">2. user3@abc.com</text:p>
      <text:p text:style-name="P35">The current size of the ArrayList is: 2</text:p>
      <text:p text:style-name="P35"/>
      <text:p text:style-name="P35">After adding an element to index 1:</text:p>
      <text:p text:style-name="P35">1. user1@abc.com</text:p>
      <text:p text:style-name="P35">2. user2@abc.com</text:p>
      <text:p text:style-name="P35">3. user3@abc.com</text:p>
      <text:p text:style-name="P40"/>
      <text:p text:style-name="P4">Explanation:</text:p>
      <text:p text:style-name="P4"/>
      <text:p text:style-name="P23"><text:span text:style-name="T2">– Line #3 creates an array named 'emails' with the wrapper class String. No length is defined, giving it a length of 10 by default.</text:span></text:p>
      <text:p text:style-name="P24"><text:span text:style-name="T2">– Lines #4 and 5 add the strings “</text:span><text:a xlink:type="simple" xlink:href="mailto:user1@abc.com" text:style-name="Internet_20_link" text:visited-style-name="Visited_20_Internet_20_Link"><text:span text:style-name="T2">user1@abc.com</text:span></text:a><text:span text:style-name="T2">” and “</text:span><text:a xlink:type="simple" xlink:href="mailto:user3@abc.com" text:style-name="Internet_20_link" text:visited-style-name="Visited_20_Internet_20_Link"><text:span text:style-name="T2">user3@abc.com</text:span></text:a><text:span text:style-name="T2">” into the array using the 'add' function. No position is specified, so they are added at position 0 and 1 respectively.</text:span></text:p>
      <text:p text:style-name="P24"><text:span text:style-name="T2">– Lines #8 and 9 fetch the first (0) and second (1) positions in the array using the 'get' function.</text:span></text:p>
      <text:p text:style-name="P25"><text:span text:style-name="T2">– Line #10 prints the length of the array using the 'size' function.</text:span></text:p>
      <text:p text:style-name="P25"/>
      <text:p text:style-name="P26"><text:span text:style-name="T2">– Line #12 adds the string “</text:span><text:a xlink:type="simple" xlink:href="mailto:user2@abc.com" text:style-name="Internet_20_link" text:visited-style-name="Visited_20_Internet_20_Link"><text:span text:style-name="T2">user2@abc.com</text:span></text:a><text:span text:style-name="T2">” to the second (1) position in the array using the 'add' function.</text:span></text:p>
      <text:p text:style-name="P27"><text:span text:style-name="T2">– Lines #15, 16 and 17 fetch the elements of the array using the 'get' fun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Droid Serif" svg:font-family="'Droid Serif', Georgia, serif"/>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15M14S</meta:editing-duration>
    <meta:editing-cycles>34</meta:editing-cycles>
    <meta:generator>LibreOffice/5.0.4.2$Windows_x86 LibreOffice_project/2b9802c1994aa0b7dc6079e128979269cf95bc78</meta:generator>
    <dc:date>2022-06-24T13:02:25.438000000</dc:date>
    <meta:document-statistic meta:table-count="0" meta:image-count="0" meta:object-count="0" meta:page-count="3" meta:paragraph-count="89" meta:word-count="726" meta:character-count="5012" meta:non-whitespace-character-count="3915"/>
    <meta:user-defined meta:name="Info 1"/>
    <meta:user-defined meta:name="Info 2"/>
    <meta:user-defined meta:name="Info 3"/>
    <meta:user-defined meta:name="Info 4"/>
  </office:meta>
</office:document-meta>
</file>